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2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51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3">
      <style:paragraph-properties fo:margin-left="0in" fo:margin-right="0in" fo:text-indent="0in" style:auto-text-indent="false" style:writing-mode="lr-tb"/>
      <style:text-properties officeooo:paragraph-rsid="0016014c"/>
    </style:style>
    <style:style style:name="P7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0b1446"/>
    </style:style>
    <style:style style:name="P8" style:family="paragraph" style:parent-style-name="Text_20_body" style:list-style-name="L5"/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0f61c5"/>
    </style:style>
    <style:style style:name="P10" style:family="paragraph" style:parent-style-name="Text_20_body" style:list-style-name="L6">
      <style:paragraph-properties style:writing-mode="lr-tb"/>
      <style:text-properties fo:font-weight="normal" officeooo:paragraph-rsid="0016014c" style:font-weight-asian="normal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 style:writing-mode="lr-tb"/>
      <style:text-properties fo:font-style="italic" fo:font-weight="bold" officeooo:rsid="001c18b4" officeooo:paragraph-rsid="001c18b4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fo:font-style="italic" fo:font-weight="bold" officeooo:rsid="001c7e05" officeooo:paragraph-rsid="001c7e05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writing-mode="lr-tb"/>
      <style:text-properties fo:font-style="normal" fo:font-weight="normal" officeooo:rsid="001c18b4" officeooo:paragraph-rsid="001c18b4" style:font-style-asian="normal" style:font-weight-asian="normal" style:font-style-complex="normal" style:font-weight-complex="normal"/>
    </style:style>
    <style:style style:name="T1" style:family="text">
      <style:text-properties officeooo:rsid="000b14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61c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61c5" style:font-weight-asian="normal" style:font-weight-complex="normal"/>
    </style:style>
    <style:style style:name="T6" style:family="text">
      <style:text-properties officeooo:rsid="0016014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142f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tvidade de Engenharia de software<text:line-break/>27/10/2025</text:p>
      <text:p text:style-name="P13"/>
      <text:p text:style-name="P11">Nome: <text:span text:style-name="T8">Felipe Echeverria Vilhalva, </text:span><text:span text:style-name="T9">Sizenando</text:span></text:p>
      <text:p text:style-name="P7"><text:span text:style-name="T1">1) </text:span><text:span text:style-name="Strong_20_Emphasis">Esboço dos Requisitos do Sistema</text:span></text:p>
      <text:p text:style-name="P7"><text:span text:style-name="Strong_20_Emphasis"><text:span text:style-name="T4">O sistema proposto é um e-commerce modular, construído com base na integração de componentes de código aberto.</text:span></text:span><text:span text:style-name="Strong_20_Emphasis"><text:line-break/>Os principais requisitos do sistema são:</text:span></text:p>
      <text:list text:style-name="L5">
        <text:list-item>
          <text:p text:style-name="P8"><text:span text:style-name="Strong_20_Emphasis">Catálogo de produtos:</text:span> Deve permitir o cadastro, exibição e busca de produtos com imagens, descrições e preços.</text:p>
        </text:list-item>
        <text:list-item>
          <text:p text:style-name="P8"><text:span text:style-name="Strong_20_Emphasis">Carrinho de compras:</text:span> Deve permitir adicionar, remover e atualizar produtos, mantendo o estado entre sessões.</text:p>
        </text:list-item>
        <text:list-item>
          <text:p text:style-name="P8"><text:span text:style-name="Strong_20_Emphasis">Módulo de checkout:</text:span> Deve processar pedidos e integrar-se com métodos de pagamento externos (Pix, cartão, boleto).</text:p>
        </text:list-item>
        <text:list-item>
          <text:p text:style-name="P8"><text:span text:style-name="Strong_20_Emphasis">Autenticação e cadastro de usuários:</text:span> Deve controlar acessos e manter dados seguros dos clientes.</text:p>
        </text:list-item>
        <text:list-item>
          <text:p text:style-name="P8"><text:span text:style-name="Strong_20_Emphasis">Sistema de avaliações e comentários:</text:span> Permitir interação e feedback dos clientes.</text:p>
        </text:list-item>
        <text:list-item>
          <text:p text:style-name="P8"><text:span text:style-name="Strong_20_Emphasis">Gerenciamento de banners e navegação:</text:span> Apresentar promoções e menus personalizados.</text:p>
        </text:list-item>
        <text:list-item>
          <text:p text:style-name="P8"><text:span text:style-name="Strong_20_Emphasis">Integração com gateways de pagamento:</text:span> Conexão segura com APIs como Mercado Pago e Vindi.</text:p>
        </text:list-item>
      </text:list>
      <text:p text:style-name="Text_20_body">Esses requisitos refletem um sistema voltado à reutilização de componentes existentes, priorizando <text:span text:style-name="Strong_20_Emphasis">baixo acoplamento e alta reusabilidade</text:span>.</text:p>
      <text:p text:style-name="P7"><text:span text:style-name="Strong_20_Emphasis"/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9"><text:span text:style-name="Strong_20_Emphasis"><text:span text:style-name="T5">2) </text:span></text:span><text:span text:style-name="Strong_20_Emphasis"><text:span text:style-name="T3">Identificação de Componentes Candidatos</text:span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Função do Sistema</text:p>
          </table:table-cell>
          <table:table-cell table:style-name="Table1.A1" office:value-type="string">
            <text:p text:style-name="P2">Componentes Candidatos (Open Source)</text:p>
          </table:table-cell>
          <table:table-cell table:style-name="Table1.C1" office:value-type="string">
            <text:p text:style-name="P2">Observações</text:p>
          </table:table-cell>
        </table:table-row>
        <table:table-row table:style-name="Table1.2">
          <table:table-cell table:style-name="Table1.A2" office:value-type="string">
            <text:p text:style-name="P1">Catálogo de produtos</text:p>
          </table:table-cell>
          <table:table-cell table:style-name="Table1.A2" office:value-type="string">
            <text:p text:style-name="P3">Módulos nativos de <text:span text:style-name="Strong_20_Emphasis">WooCommerce</text:span>, <text:span text:style-name="Strong_20_Emphasis">Magento</text:span>, <text:span text:style-name="Strong_20_Emphasis">OpenCart</text:span></text:p>
          </table:table-cell>
          <table:table-cell table:style-name="Table1.C2" office:value-type="string">
            <text:p text:style-name="Table_20_Contents">Suporte a variações e filtros</text:p>
          </table:table-cell>
        </table:table-row>
        <table:table-row>
          <table:table-cell table:style-name="Table1.A2" office:value-type="string">
            <text:p text:style-name="P1">Carrinho de compras</text:p>
          </table:table-cell>
          <table:table-cell table:style-name="Table1.A2" office:value-type="string">
            <text:p text:style-name="Table_20_Contents"><text:span text:style-name="Strong_20_Emphasis">Ecwid</text:span>, <text:span text:style-name="Strong_20_Emphasis">WooCommerce Cart</text:span>, bibliotecas em React/PHP</text:p>
          </table:table-cell>
          <table:table-cell table:style-name="Table1.C2" office:value-type="string">
            <text:p text:style-name="Table_20_Contents">Integrável via API</text:p>
          </table:table-cell>
        </table:table-row>
        <table:table-row>
          <table:table-cell table:style-name="Table1.A2" office:value-type="string">
            <text:p text:style-name="P1">Checkout e Pagamentos</text:p>
          </table:table-cell>
          <table:table-cell table:style-name="Table1.A2" office:value-type="string">
            <text:p text:style-name="Table_20_Contents"><text:span text:style-name="Strong_20_Emphasis">Mercado Pago SDK</text:span>, <text:span text:style-name="Strong_20_Emphasis">Vindi</text:span>, <text:span text:style-name="Strong_20_Emphasis">Stripe API</text:span>, módulos WooCommerce</text:p>
          </table:table-cell>
          <table:table-cell table:style-name="Table1.C2" office:value-type="string">
            <text:p text:style-name="Table_20_Contents">Suporte a checkout transparente</text:p>
          </table:table-cell>
        </table:table-row>
        <text:soft-page-break/>
        <table:table-row>
          <table:table-cell table:style-name="Table1.A2" office:value-type="string">
            <text:p text:style-name="P1">Autenticação e Cadastro</text:p>
          </table:table-cell>
          <table:table-cell table:style-name="Table1.A2" office:value-type="string">
            <text:p text:style-name="Table_20_Contents">Sistema nativo de <text:span text:style-name="Strong_20_Emphasis">WooCommerce</text:span> e <text:span text:style-name="Strong_20_Emphasis">OpenCart</text:span>, ou <text:span text:style-name="Strong_20_Emphasis">OAuth2/OpenID</text:span></text:p>
          </table:table-cell>
          <table:table-cell table:style-name="Table1.C2" office:value-type="string">
            <text:p text:style-name="Table_20_Contents">Pode ser integrado via plugin</text:p>
          </table:table-cell>
        </table:table-row>
        <table:table-row>
          <table:table-cell table:style-name="Table1.A2" office:value-type="string">
            <text:p text:style-name="P1">Avaliações e Comentários</text:p>
          </table:table-cell>
          <table:table-cell table:style-name="Table1.A2" office:value-type="string">
            <text:p text:style-name="Table_20_Contents">Plugins nativos de <text:span text:style-name="Strong_20_Emphasis">Magento</text:span>, <text:span text:style-name="Strong_20_Emphasis">WordPress Reviews</text:span>, ou módulos JS</text:p>
          </table:table-cell>
          <table:table-cell table:style-name="Table1.C2" office:value-type="string">
            <text:p text:style-name="Table_20_Contents">Importante para reputação</text:p>
          </table:table-cell>
        </table:table-row>
        <table:table-row>
          <table:table-cell table:style-name="Table1.A2" office:value-type="string">
            <text:p text:style-name="P1">Navegação e Banners</text:p>
          </table:table-cell>
          <table:table-cell table:style-name="Table1.A2" office:value-type="string">
            <text:p text:style-name="Table_20_Contents">Templates e temas open source (WordPress, Odoo)</text:p>
          </table:table-cell>
          <table:table-cell table:style-name="Table1.C2" office:value-type="string">
            <text:p text:style-name="Table_20_Contents">Personalizável via CSS e scripts</text:p>
          </table:table-cell>
        </table:table-row>
        <table:table-row>
          <table:table-cell table:style-name="Table1.A2" office:value-type="string">
            <text:p text:style-name="P1">Integração e APIs</text:p>
          </table:table-cell>
          <table:table-cell table:style-name="Table1.A2" office:value-type="string">
            <text:p text:style-name="Table_20_Contents">REST APIs, Webhooks, bibliotecas <text:span text:style-name="Strong_20_Emphasis">Node.js/PHP SDK</text:span></text:p>
          </table:table-cell>
          <table:table-cell table:style-name="Table1.C2" office:value-type="string">
            <text:p text:style-name="Table_20_Contents">Permitem automação e integração</text:p>
          </table:table-cell>
        </table:table-row>
      </table:table>
      <text:p text:style-name="P9"><text:span text:style-name="Strong_20_Emphasis"><text:span text:style-name="T4"/></text:span></text:p>
      <text:list text:style-name="L3">
        <text:list-item>
          <text:list>
            <text:list-header>
              <text:p text:style-name="P6"><text:span text:style-name="T6">3) </text:span><text:span text:style-name="T2">Modificação de Requisitos ou de Componentes</text:span></text:p>
            </text:list-header>
          </text:list>
        </text:list-item>
      </text:list>
      <text:list text:style-name="L6">
        <text:list-item>
          <text:list>
            <text:list-item>
              <text:p text:style-name="P10"><text:span text:style-name="Strong_20_Emphasis">Adaptação de requisitos</text:span></text:p>
              <text:list>
                <text:list-item>
                  <text:p text:style-name="P10"><text:span text:style-name="Strong_20_Emphasis"><text:span text:style-name="T4">Se um módulo de checkout não suporta Pix, é necessário ajustar o requisito de pagamento ou integrar outro componente compatível.</text:span></text:span></text:p>
                </text:list-item>
                <text:list-item>
                  <text:p text:style-name="P10"><text:span text:style-name="Strong_20_Emphasis"><text:span text:style-name="T4">Se o sistema de avaliações não permite respostas de vendedores, o requisito pode ser modificado ou o componente estendido.</text:span></text:span></text:p>
                </text:list-item>
              </text:list>
            </text:list-item>
            <text:list-item>
              <text:p text:style-name="P10"><text:span text:style-name="Strong_20_Emphasis">Adaptação de componentes</text:span></text:p>
              <text:list>
                <text:list-item>
                  <text:p text:style-name="P10"><text:span text:style-name="Strong_20_Emphasis"><text:span text:style-name="T4">Caso o módulo de catálogo não ofereça filtros avançados, pode-se modificar o código-fonte (por ser open source) para atender à necessidade.</text:span></text:span></text:p>
                </text:list-item>
                <text:list-item>
                  <text:p text:style-name="P10"><text:span text:style-name="Strong_20_Emphasis"><text:span text:style-name="T4">Componentes com interfaces incompatíveis podem exigir adaptadores, conforme citado por Sommerville, para reconciliar diferenças entre APIs ou formatos de dados.</text:span></text:span>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3:46:16.479407661</meta:creation-date>
    <dc:date>2025-10-27T14:20:48.909603131</dc:date>
    <meta:editing-duration>PT34M23S</meta:editing-duration>
    <meta:editing-cycles>22</meta:editing-cycles>
    <meta:generator>LibreOffice/24.2.7.2$Linux_X86_64 LibreOffice_project/420$Build-2</meta:generator>
    <meta:print-date>2025-10-27T14:09:58.361516921</meta:print-date>
    <meta:printed-by>PDF files</meta:printed-by>
    <meta:document-statistic meta:table-count="1" meta:image-count="0" meta:object-count="0" meta:page-count="2" meta:paragraph-count="44" meta:word-count="373" meta:character-count="2555" meta:non-whitespace-character-count="2239"/>
  </office:meta>
</office:document-meta>
</file>